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D37299EA.png" manifest:media-type="image/png"/>
  <manifest:file-entry manifest:full-path="Pictures/1000351400009698000054ABF11AC20D.svg" manifest:media-type="image/svg+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5.767cm"/>
    </style:style>
    <style:style style:name="pr2" style:family="presentation" style:parent-style-name="LushGreen-subtitle">
      <style:graphic-properties draw:fill-color="#ffffff" fo:min-height="12.178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end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5.767cm" svg:x="1.979cm" svg:y="3.81cm" presentation:class="title" presentation:user-transformed="true">
          <draw:text-box>
            <text:p>Boost.Thread Introduction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 text:style-name="P1"><text:tab/><text:tab/><text:tab/><text:tab/><text:tab/><text:tab/><text:tab/><text:tab/><text:tab/><text:tab/><text:tab/><text:tab/><text:tab/>Minh Bui</text:p>
            <text:p text:style-name="P1">scj</text:p>
            <text:p text:style-name="P1">Episode 3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erminology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hared memory vs. Distributed memory</text:p>
              </text:list-item>
              <text:list-item>
                <text:p>Many-core programing vs. Multi-core programing</text:p>
              </text:list-item>
              <text:list-item>
                <text:p>Concurrency vs. Parallel</text:p>
              </text:list-item>
              <text:list-item>
                <text:p>Shared resource</text:p>
              </text:list-item>
              <text:list-item>
                <text:p>Mutex, Semaphore</text:p>
              </text:list-item>
              <text:list-item>
                <text:p>Atomic function</text:p>
              </text:list-item>
              <text:list-item>
                <text:p>Parallel programming tools: OpenMP, MPI, OpenACC, OpenCL, CU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What is Boost ?</text:p>
          </draw:text-box>
        </draw:frame>
        <draw:frame presentation:style-name="pr5" draw:layer="layout" svg:width="25.2cm" svg:height="6.872cm" svg:x="1.4cm" svg:y="8.966cm" presentation:class="outline" presentation:user-transformed="true">
          <draw:text-box>
            <text:list text:style-name="L2">
              <text:list-header>
                <text:p><text:s/>"...one of the most highly regarded and expertly designed C++ library projects in the world." </text:p>
                <text:p><text:span text:style-name="T1">— </text:span><text:span text:style-name="T1">Herb Sutter and Andrei Alexandrescu, C++ Coding Standards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Boost installation @ Ubuntu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hould not install from Ubuntu repository</text:p>
              </text:list-item>
              <text:list-item>
                <text:p>Get the source code and install</text:p>
              </text:list-item>
              <text:list-item>
                <text:p>Some libraries are header files, some are needed to be packed into linkable libra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Launching Thread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From a callable object (Functor?)</text:p>
              </text:list-item>
              <text:list-item>
                <text:p>From a function</text:p>
              </text:list-item>
              <text:list-item>
                <text:p>From a return of a function</text:p>
                <text:p><text:s/>=&gt; Example: boost-thread.cp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Mutex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utex = mutual exclusion</text:p>
              </text:list-item>
              <text:list-item>
                <text:p>Example boost-mutex.cpp, shared resource is std::cout</text:p>
              </text:list-item>
              <text:list-item>
                <text:p>Example boost-mutex-2.cpp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Conditional variabl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utex is not enough</text:p>
              </text:list-item>
              <text:list-item>
                <text:p>“A condition variable is always used in conjunction with a mutex and the shared resource(s)” - Bill Kempf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Sourc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ainly taken from: </text:p>
                <text:list>
                  <text:list-item>
                    <text:p><text:a xlink:href="http://www.boost.org/doc/libs/1_57_0/doc/html/thread.html" xlink:type="simple">http://www.boost.org/doc/libs/1_57_0/doc/html/thread.html</text:a></text:p>
                  </text:list-item>
                  <text:list-item>
                    <text:p><text:a xlink:href="http://www.drdobbs.com/cpp/the-boostthreads-library/184401518?pgno=1" xlink:type="simple">http://www.drdobbs.com/cpp/the-boostthreads-library/184401518?pgno=1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D37299E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5T00:15:23.029217935</meta:creation-date>
    <dc:date>2014-11-08T12:40:27.064657337</dc:date>
    <meta:editing-duration>PT13H42M24S</meta:editing-duration>
    <meta:editing-cycles>159</meta:editing-cycles>
    <meta:generator>LibreOffice/4.2.6.3$Linux_X86_64 LibreOffice_project/420m0$Build-3</meta:generator>
    <meta:print-date>2014-10-25T12:48:16.944729929</meta:print-date>
    <meta:document-statistic meta:object-count="77"/>
  </office:meta>
</office:document-meta>
</file>